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4aa8" officeooo:paragraph-rsid="00094aa8"/>
    </style:style>
    <style:style style:name="P2" style:family="paragraph" style:parent-style-name="Standard">
      <style:text-properties officeooo:rsid="000b3212" officeooo:paragraph-rsid="000b3212"/>
    </style:style>
    <style:style style:name="T1" style:family="text">
      <style:text-properties officeooo:rsid="000b32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) 24 Millionen Einwohner</text:p>
      <text:p text:style-name="P1">Volksgruppen:</text:p>
      <text:p text:style-name="P1">* Bantu</text:p>
      <text:p text:style-name="P1"><text:s text:c="2"/>* Ovimbundu, Ambundu, Bakongo</text:p>
      <text:p text:style-name="P1">* Khoisan</text:p>
      <text:p text:style-name="P1"/>
      <text:p text:style-name="P1">Sprachen:</text:p>
      <text:p text:style-name="P1">* Bantu-Sprachfamilie</text:p>
      <text:p text:style-name="P1">* Portugiesisch</text:p>
      <text:p text:style-name="P1"/>
      <text:p text:style-name="P1">Religion:</text:p>
      <text:p text:style-name="P1">* Christlich</text:p>
      <text:p text:style-name="P1"><text:s text:c="2"/>* Katholisch; 50% der Bevölkerung</text:p>
      <text:p text:style-name="P1"><text:s text:c="2"/>* Reformiert: 25% der Bevölkerung</text:p>
      <text:p text:style-name="P1"/>
      <text:p text:style-name="P1">6) <text:span text:style-name="T1">Händler siedelten sich schon in den 1480er Jahren an</text:span></text:p>
      <text:p text:style-name="P2">Zu einer richtigen Kolonie wurde das Land aber 500 Jahre später</text:p>
      <text:p text:style-name="P2">Nach der Nelkenrevolution wurde beschlossen, alle Kolonien in die Unabhängigkeit zu erlassen. Aufgrund Spannungen wurde das nicht sofort gemacht. Mithilfe Kubas konnte die MPLA das Land befreien.</text:p>
      <text:p text:style-name="P1"/>
      <text:p text:style-name="P1">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0:31:11.554000000</meta:creation-date>
    <dc:date>2015-09-01T11:06:39.483000000</dc:date>
    <meta:editing-duration>PT5M7S</meta:editing-duration>
    <meta:editing-cycles>1</meta:editing-cycles>
    <meta:document-statistic meta:table-count="0" meta:image-count="0" meta:object-count="0" meta:page-count="1" meta:paragraph-count="16" meta:word-count="80" meta:character-count="536" meta:non-whitespace-character-count="466"/>
    <meta:generator>LibreOffice/4.4.5.2$Windows_x86 LibreOffice_project/a22f674fd25a3b6f45bdebf25400ed2adff0ff99</meta:generator>
  </office:meta>
</office:document-meta>
</file>